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B90000002A4DD524CFDB98F64F.png" manifest:media-type="image/png"/>
  <manifest:file-entry manifest:full-path="Pictures/10000201000002CE00000052255DD418D8F493EE.png" manifest:media-type="image/png"/>
  <manifest:file-entry manifest:full-path="Pictures/1000020100000358000000390BA1EF3683972911.png" manifest:media-type="image/png"/>
  <manifest:file-entry manifest:full-path="Pictures/1000020100000211000000189805184D335D518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subtitle">
      <style:graphic-properties draw:fill-color="#ffffff" fo:min-height="6.15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254cm" fo:margin-bottom="0cm"/>
    </style:style>
    <style:style style:name="P4" style:family="paragraph">
      <style:paragraph-properties fo:margin-top="0.254cm" fo:margin-bottom="0cm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000000" loext:opacity="100%"/>
    </style:style>
    <style:style style:name="T3" style:family="text">
      <style:text-properties fo:color="#77caee" loext:opacity="100%"/>
    </style:style>
    <style:style style:name="T4" style:family="text">
      <style:text-properties fo:color="#009bdd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Querying SQL Server with EF Core 5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bout Me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This page intentionally left blan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EF Core 5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Always check out the Docs: <text:a xlink:href="https://docs.microsoft.com/en-us/ef/core/" xlink:type="simple">https://docs.microsoft.com/en-us/ef/core/</text:a></text:p>
              </text:list-item>
              <text:list-item>
                <text:p>More than just an ORM</text:p>
                <text:list>
                  <text:list-item>
                    <text:p>CRUD operations against database</text:p>
                  </text:list-item>
                  <text:list-item>
                    <text:p>Migration tools for creating and modifying database and schema</text:p>
                  </text:list-item>
                  <text:list-item>
                    <text:p>Scaffolding tools for building models from an existing database</text:p>
                  </text:list-item>
                </text:list>
              </text:list-item>
              <text:list-item>
                <text:p>Providers for SQL Server, SQLite, and Cosmos DB plus many third-party maintain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About the Demo App</text:p>
          </draw:text-box>
        </draw:frame>
        <draw:frame presentation:style-name="pr7" draw:text-style-name="P1" draw:layer="layout" svg:width="26cm" svg:height="1.445cm" svg:x="1cm" svg:y="3cm" presentation:class="outline" presentation:user-transformed="true">
          <draw:text-box>
            <text:list text:style-name="L2">
              <text:list-item>
                <text:p>.NET Core 5, MVC, EF Core 5, SQL Server LocalDb</text:p>
              </text:list-item>
            </text:list>
          </draw:text-box>
        </draw:frame>
        <draw:frame presentation:style-name="pr7" draw:text-style-name="P4" draw:layer="layout" svg:width="26cm" svg:height="8.43cm" svg:x="0.991cm" svg:y="4.905cm" presentation:class="outline" presentation:user-transformed="true">
          <draw:text-box>
            <text:list text:style-name="L2">
              <text:list-item>
                <text:p text:style-name="P3"><text:span text:style-name="T1">dotnet new sln</text:span></text:p>
              </text:list-item>
              <text:list-item>
                <text:p text:style-name="P3"><text:span text:style-name="T1">dotnet new mvc -n "EfCoreDemo.Mvc" -o .\EfCoreDemo2.Mvc</text:span></text:p>
              </text:list-item>
              <text:list-item>
                <text:p text:style-name="P3"><text:span text:style-name="T1">dotnet sln add .\EfCoreDemo2.Mvc\EfCoreDemo.Mvc.csproj</text:span></text:p>
              </text:list-item>
              <text:list-item>
                <text:p text:style-name="P3"><text:span text:style-name="T1">dotnet add .\EfCoreDemo2.Mvc\EfCoreDemo.Mvc.csproj package Microsoft.EntityFrameworkCore.SqlServer</text:span></text:p>
              </text:list-item>
              <text:list-item>
                <text:p text:style-name="P3"><text:span text:style-name="T1">dotnet add .\EfCoreDemo2.Mvc\EfCoreDemo.Mvc.csproj package Microsoft.EntityFrameworkCore.Design</text:span></text:p>
              </text:list-item>
              <text:list-item>
                <text:p text:style-name="P3"><text:span text:style-name="T1">dotnet ef dbcontext scaffold "Server=(localdb)\mssqllocaldb;Database=AdventureWorksLT2016;Trusted_Connection=True;" Microsoft.EntityFrameworkCore.SqlServer -o .\Entities --context-dir .\Context --project .\EfCoreDemo2.Mvc\EfCoreDemo2.Mvc.csproj --namespace EfCoreDemo2.Mvc.Entities --context-namespace EfCoreDemo2.Mvc.Context --data-annotations --context AdventureWorksDbContex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Installing EF Cor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Check out the Docs</text:p>
              </text:list-item>
              <text:list-item>
                <text:p>Install the CLI Tools: dotnet tool <text:span text:style-name="T2">install</text:span> <text:span text:style-name="T3">--global</text:span> <text:span text:style-name="T2">dotnet-ef</text:span></text:p>
              </text:list-item>
              <text:list-item>
                <text:p>Add the appropriate provider to your project, ex.:<text:line-break/><text:span text:style-name="T4">dotnet add</text:span><text:span text:style-name="T2"> package Microsoft.EntityFrameworkCore.SqlServer</text:span></text:p>
              </text:list-item>
              <text:list-item>
                <text:p>Add in the design tools:<text:line-break/>dotnet add <text:span text:style-name="T2">package Microsoft.EntityFrameworkCore.Design</text:span></text:p>
              </text:list-item>
              <text:list-item>
                <text:p><text:span text:style-name="T4">Setup configuration and DI for your projec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LINQ Query Syntax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Uses familiar keywords: <text:line-break/>select, from, where, orderby, group by, join</text:p>
              </text:list-item>
              <text:list-item>
                <text:p>Familiar to SQL users but<text:line-break/>syntactically distinct</text:p>
              </text:list-item>
              <text:list-item>
                <text:p>Translated to Method Syntax by the compiler</text:p>
              </text:list-item>
              <text:list-item>
                <text:p>Limited functionality compared to Method Syntax</text:p>
              </text:list-item>
            </text:list>
          </draw:text-box>
        </draw:frame>
        <draw:frame draw:style-name="gr2" draw:text-style-name="P5" draw:layer="layout" svg:width="13.35cm" svg:height="1.27cm" svg:x="12.685cm" svg:y="5.715cm">
          <draw:image xlink:href="Pictures/10000201000001B90000002A4DD524CFDB98F6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Using Method Syntax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Allows chaining of LINQ extension methods to compose queries</text:p>
              </text:list-item>
              <text:list-item>
                <text:p>Builds expression trees that are compiled into SQL</text:p>
              </text:list-item>
              <text:list-item>
                <text:p>Provides methods not available in Query Syntax like Skip and Take, All, Any, Contains, etc.</text:p>
              </text:list-item>
              <text:list-item>
                <text:p>Can be combined with Query Syntax for complex quer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 Little About Querie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Query execution is deferred until “results are consumed”</text:p>
              </text:list-item>
              <text:list-item>
                <text:p>This means: ToList, ToArray, Single, First, GetEnumerator, etc.</text:p>
              </text:list-item>
              <text:list-item>
                <text:p>Queries are composable: <text:line-break/>var extraFiltered = myQuery.Where(x =&gt; x.Id &lt; 3);</text:p>
              </text:list-item>
              <text:list-item>
                <text:p>Queries are built with expression trees and compiled into a database query</text:p>
              </text:list-item>
              <text:list-item>
                <text:p>With EF Core 3.0+, the entire query must be able to run server-side with the exception of the final selec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ELECT * FROM &lt;myTable&gt;</text:p>
          </draw:text-box>
        </draw:frame>
        <draw:frame presentation:style-name="pr7" draw:text-style-name="P1" draw:layer="layout" svg:width="12.687cm" svg:height="1.445cm" svg:x="1cm" svg:y="3cm" presentation:class="outline" presentation:user-transformed="true">
          <draw:text-box>
            <text:list text:style-name="L2">
              <text:list-item>
                <text:p>Query Syntax</text:p>
              </text:list-item>
            </text:list>
          </draw:text-box>
        </draw:frame>
        <draw:frame presentation:style-name="pr7" draw:text-style-name="P1" draw:layer="layout" svg:width="12.687cm" svg:height="1.445cm" svg:x="0.648cm" svg:y="6.642cm" presentation:class="outline" presentation:user-transformed="true">
          <draw:text-box>
            <text:list text:style-name="L2">
              <text:list-item>
                <text:p>Method Syntax</text:p>
              </text:list-item>
            </text:list>
          </draw:text-box>
        </draw:frame>
        <draw:frame draw:style-name="gr2" draw:text-style-name="P5" draw:layer="layout" svg:width="18.998cm" svg:height="2.168cm" svg:x="3.175cm" svg:y="11.167cm">
          <draw:image xlink:href="Pictures/10000201000002CE00000052255DD418D8F493EE.png" xlink:type="simple" xlink:show="embed" xlink:actuate="onLoad" draw:mime-type="image/png">
            <text:p/>
          </draw:image>
        </draw:frame>
        <draw:frame draw:style-name="gr2" draw:text-style-name="P5" draw:layer="layout" svg:width="22.65cm" svg:height="1.507cm" svg:x="2.115cm" svg:y="4.445cm">
          <draw:image xlink:href="Pictures/1000020100000358000000390BA1EF3683972911.png" xlink:type="simple" xlink:show="embed" xlink:actuate="onLoad" draw:mime-type="image/png">
            <text:p/>
          </draw:image>
        </draw:frame>
        <draw:frame draw:style-name="gr2" draw:text-style-name="P5" draw:layer="layout" svg:width="13.997cm" svg:height="0.634cm" svg:x="1.905cm" svg:y="8.087cm">
          <draw:image xlink:href="Pictures/1000020100000211000000189805184D335D51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Basic Filtering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Like SQL, queries can be filtered with a where operator or a Where method call with a Boolean expression to decide whether or not each row is returned</text:p>
              </text:list-item>
              <text:list-item>
                <text:p>Method Syntax additionally provides:<text:line-break/>First, FirstOrDefault, Single, SingleOrDefault<text:line-break/>These each of these four methods allows for a filter expression and returns the indicated 0-1 results or throw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Projections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Queries on a entity will return every column on that entity as well as all columns from all included entities</text:p>
              </text:list-item>
              <text:list-item>
                <text:p>Projecting queries to types that have only the desired properties/columns can help reduce data returned from the database and minimize leaking storage details to the rest of the application</text:p>
              </text:list-item>
              <text:list-item>
                <text:p>Can project to concrete and anonymous types</text:p>
              </text:list-item>
              <text:list-item>
                <text:p>Provided by the select operator or Select method:<text:line-break/>query.Select(x =&gt; new { x.Col1, x.Col2 }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Including Related Data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The data for navigation properties on an entity can be retrieved along with the entity using the Include() method</text:p>
              </text:list-item>
              <text:list-item>
                <text:p>Complex object graphs can be populated from a single query using a mix of Include() and ThenInclude() calls</text:p>
              </text:list-item>
              <text:list-item>
                <text:p>Data can be populated from navigation properties without the use of Include() when projecting to a viewmodel</text:p>
              </text:list-item>
              <text:list-item>
                <text:p>Also check out Explicit Loading and Lazy Loading in the Docs</text:p>
              </text:list-item>
              <text:list-item>
                <text:p>Demo .AsSplitQuery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>Joins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When navigation properties are setup on models, explicit use of joins is rarely required when building queries</text:p>
              </text:list-item>
              <text:list-item>
                <text:p text:style-name="P8">Join() will produce an INNER JOIN in SQL</text:p>
              </text:list-item>
              <text:list-item>
                <text:p>An example use for Join() is to flatten a collection of child properties against their parents</text:p>
              </text:list-item>
              <text:list-item>
                <text:p>Use GroupJoin() for LEFT JOINs and, similar to Join(), GroupJoin() is often used for flattening collection properties on an ent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Grouping and Aggregates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GroupBy() operates like its database counterpart with one or many key columns for the grouping and remaining columns being the results of aggregate functions</text:p>
              </text:list-item>
              <text:list-item>
                <text:p>Often used to calculate Max, Min, Mean, Average, or Total of a column in a grouping</text:p>
              </text:list-item>
              <text:list-item>
                <text:p>Sometimes used to return only distinct rows given a key or set of key colum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FromSql and Composable SQL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Queries may be written directly in SQL</text:p>
              </text:list-item>
              <text:list-item>
                <text:p>All columns on the model must be returned by the query and the names must match</text:p>
              </text:list-item>
              <text:list-item>
                <text:p><text:s/>SQL query cannot contain related data*; binds to a flat model</text:p>
              </text:list-item>
              <text:list-item>
                <text:p>Can compose LINQ around SQL if the SQL is composable; that is the SQL query can be used as a sub query (i.e. no CTE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4T32" presentation:use-date-time-name="dtd1">
        <office:forms form:automatic-focus="false" form:apply-design-mode="false"/>
        <draw:frame presentation:style-name="pr9" draw:text-style-name="P2" draw:layer="layout" svg:width="26cm" svg:height="6.159cm" svg:x="1cm" svg:y="5.08cm" presentation:class="subtitle" presentation:user-transformed="true">
          <draw:text-box>
            <text:p>Thanks!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20T10:35:15.648000000</meta:creation-date>
    <meta:editing-duration>PT6H27M29S</meta:editing-duration>
    <meta:editing-cycles>12</meta:editing-cycles>
    <meta:generator>LibreOffice/7.1.4.2$Windows_X86_64 LibreOffice_project/a529a4fab45b75fefc5b6226684193eb000654f6</meta:generator>
    <dc:title>Blue Curve</dc:title>
    <dc:date>2021-06-22T20:32:41.973000000</dc:date>
    <meta:document-statistic meta:object-count="103"/>
  </office:meta>
</office:document-meta>
</file>